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, MingLiU" style:font-family-generic="modern"/>
    <style:font-face style:name="華康中黑體" svg:font-family="華康中黑體, 微軟正黑體" style:font-family-generic="moder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Lucida Sans" svg:font-family="'Lucida Sans'" style:font-family-generic="system" style:font-pitch="variable"/>
    <style:font-face style:name="微軟正黑體1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>
        <style:tab-stops>
          <style:tab-stop style:position="15.558c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line-height="0.776cm">
        <style:tab-stops>
          <style:tab-stop style:position="15.558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line-height="0.776cm" style:snap-to-layout-grid="false">
        <style:tab-stops>
          <style:tab-stop style:position="15.558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style:snap-to-layout-grid="false">
        <style:tab-stops>
          <style:tab-stop style:position="15.558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1.27cm"/>
          <style:tab-stop style:position="15.558c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0.635cm"/>
          <style:tab-stop style:position="15.558cm" style:type="right" style:leader-style="dotted" style:leader-text="."/>
        </style:tab-stops>
      </style:paragraph-properties>
    </style:style>
    <style:style style:name="P7" style:family="paragraph" style:parent-style-name="Standard" style:list-style-name="WW8Num9">
      <style:paragraph-properties style:snap-to-layout-grid="false">
        <style:tab-stops>
          <style:tab-stop style:position="0.635cm"/>
          <style:tab-stop style:position="15.558cm" style:type="right" style:leader-style="dotted" style:leader-text="."/>
        </style:tab-stops>
      </style:paragraph-properties>
    </style:style>
    <style:style style:name="P8" style:family="paragraph" style:parent-style-name="Standard" style:list-style-name="WW8Num12">
      <style:paragraph-properties style:snap-to-layout-grid="false">
        <style:tab-stops>
          <style:tab-stop style:position="0.635cm"/>
          <style:tab-stop style:position="15.558cm" style:type="right" style:leader-style="dotted" style:leader-text="."/>
        </style:tab-stops>
      </style:paragraph-properties>
    </style:style>
    <style:style style:name="P9" style:family="paragraph" style:parent-style-name="Standard" style:master-page-name="Standard">
      <style:paragraph-properties fo:margin-left="5.08cm" fo:margin-right="6.668cm" fo:text-align="justify" fo:text-align-last="justify" style:justify-single-word="false" fo:text-indent="0cm" style:auto-text-indent="false" style:page-number="1">
        <style:tab-stops>
          <style:tab-stop style:position="14.288cm" style:type="right"/>
        </style:tab-stops>
      </style:paragraph-properties>
      <style:text-properties style:font-name="華康中黑體" fo:font-size="22pt" style:font-name-asian="華康中黑體" style:font-size-asian="22pt"/>
    </style:style>
    <style:style style:name="P10" style:family="paragraph" style:parent-style-name="Standard">
      <style:paragraph-properties fo:margin-left="1.27cm" fo:margin-right="0cm" fo:margin-top="0cm" fo:margin-bottom="0.176cm" loext:contextual-spacing="false" fo:text-indent="0cm" style:auto-text-indent="false" style:snap-to-layout-grid="false">
        <style:tab-stops>
          <style:tab-stop style:position="1.27cm"/>
          <style:tab-stop style:position="14.288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left="1.27cm" fo:margin-right="0cm" fo:margin-top="0cm" fo:margin-bottom="0.176cm" loext:contextual-spacing="false" fo:text-indent="0cm" style:auto-text-indent="false" style:snap-to-layout-grid="false">
        <style:tab-stops>
          <style:tab-stop style:position="1.27cm"/>
          <style:tab-stop style:position="14.288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left="1.27cm" fo:margin-right="0cm" fo:margin-top="0cm" fo:margin-bottom="0.176cm" loext:contextual-spacing="false" fo:text-indent="0cm" style:auto-text-indent="false" style:snap-to-layout-grid="false">
        <style:tab-stops>
          <style:tab-stop style:position="1.27cm"/>
          <style:tab-stop style:position="15.558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1.27cm" fo:margin-right="0cm" fo:margin-top="0cm" fo:margin-bottom="0.212cm" loext:contextual-spacing="false" fo:text-indent="0cm" style:auto-text-indent="false" style:snap-to-layout-grid="false">
        <style:tab-stops>
          <style:tab-stop style:position="1.27cm"/>
          <style:tab-stop style:position="15.558c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left="1.27cm" fo:margin-right="0cm" fo:margin-top="0cm" fo:margin-bottom="0.212cm" loext:contextual-spacing="false" fo:text-indent="0cm" style:auto-text-indent="false" style:snap-to-layout-grid="false">
        <style:tab-stops>
          <style:tab-stop style:position="1.905cm"/>
          <style:tab-stop style:position="15.558c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left="1.27cm" fo:margin-right="0cm" fo:margin-top="0cm" fo:margin-bottom="0.212cm" loext:contextual-spacing="false" fo:text-indent="0cm" style:auto-text-indent="false" style:snap-to-layout-grid="false">
        <style:tab-stops>
          <style:tab-stop style:position="1.27cm"/>
          <style:tab-stop style:position="15.558c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left="1.27cm" fo:margin-right="0cm" fo:margin-top="0cm" fo:margin-bottom="0.247cm" loext:contextual-spacing="false" fo:text-indent="0cm" style:auto-text-indent="false" style:snap-to-layout-grid="false">
        <style:tab-stops>
          <style:tab-stop style:position="1.27cm"/>
          <style:tab-stop style:position="15.558c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margin-left="1.27cm" fo:margin-right="0cm" fo:margin-top="0cm" fo:margin-bottom="0.247cm" loext:contextual-spacing="false" fo:text-indent="0cm" style:auto-text-indent="false" style:snap-to-layout-grid="false">
        <style:tab-stops>
          <style:tab-stop style:position="1.27cm"/>
          <style:tab-stop style:position="15.558c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margin-left="1.27cm" fo:margin-right="0cm" fo:text-indent="0cm" style:auto-text-indent="false" style:snap-to-layout-grid="false">
        <style:tab-stops>
          <style:tab-stop style:position="1.27cm"/>
          <style:tab-stop style:position="15.558cm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margin-left="0.501cm" fo:margin-right="0cm" fo:text-indent="0cm" style:auto-text-indent="false">
        <style:tab-stops>
          <style:tab-stop style:position="1.27cm"/>
          <style:tab-stop style:position="15.558cm" style:type="right" style:leader-style="dotted" style:leader-text="."/>
        </style:tab-stops>
      </style:paragraph-properties>
    </style:style>
    <style:style style:name="P20" style:family="paragraph" style:parent-style-name="Standard">
      <style:paragraph-properties fo:margin-left="0.63cm" fo:margin-right="0cm" fo:text-indent="0cm" style:auto-text-indent="false" style:snap-to-layout-grid="false">
        <style:tab-stops>
          <style:tab-stop style:position="0.635cm"/>
          <style:tab-stop style:position="1.27cm"/>
          <style:tab-stop style:position="15.558cm" style:type="right" style:leader-style="dotted" style:leader-text="."/>
        </style:tab-stops>
      </style:paragraph-properties>
    </style:style>
    <style:style style:name="P21" style:family="paragraph" style:parent-style-name="Standard">
      <style:paragraph-properties fo:margin-left="0.63cm" fo:margin-right="0cm" fo:text-indent="0cm" style:auto-text-indent="false" style:snap-to-layout-grid="false">
        <style:tab-stops>
          <style:tab-stop style:position="0.635cm"/>
          <style:tab-stop style:position="1.27cm"/>
          <style:tab-stop style:position="15.558cm" style:type="right" style:leader-style="dotted" style:leader-text="."/>
          <style:tab-stop style:position="16.193cm" style:type="right"/>
        </style:tab-stops>
      </style:paragraph-properties>
    </style:style>
    <style:style style:name="P22" style:family="paragraph" style:parent-style-name="Standard" style:list-style-name="WW8Num9">
      <style:paragraph-properties fo:margin-left="0.63cm" fo:margin-right="0cm" fo:text-indent="0cm" style:auto-text-indent="false" style:snap-to-layout-grid="false">
        <style:tab-stops>
          <style:tab-stop style:position="0.635cm"/>
          <style:tab-stop style:position="15.558cm" style:type="right" style:leader-style="dotted" style:leader-text="."/>
        </style:tab-stops>
      </style:paragraph-properties>
    </style:style>
    <style:style style:name="P23" style:family="paragraph" style:parent-style-name="Standard" style:list-style-name="WW8Num12">
      <style:paragraph-properties fo:margin-left="0.63cm" fo:margin-right="0cm" fo:text-indent="0cm" style:auto-text-indent="false" style:snap-to-layout-grid="false">
        <style:tab-stops>
          <style:tab-stop style:position="0.635cm"/>
          <style:tab-stop style:position="15.558cm" style:type="right" style:leader-style="dotted" style:leader-text="."/>
        </style:tab-stops>
      </style:paragraph-properties>
    </style:style>
    <style:style style:name="P24" style:family="paragraph" style:parent-style-name="Standard" style:list-style-name="WW8Num24">
      <style:paragraph-properties fo:margin-left="0.63cm" fo:margin-right="0cm" fo:text-indent="0cm" style:auto-text-indent="false" style:snap-to-layout-grid="false">
        <style:tab-stops>
          <style:tab-stop style:position="0.635cm"/>
          <style:tab-stop style:position="15.558cm" style:type="right" style:leader-style="dotted" style:leader-text="."/>
        </style:tab-stops>
      </style:paragraph-properties>
    </style:style>
    <style:style style:name="P25" style:family="paragraph" style:parent-style-name="Standard">
      <style:paragraph-properties fo:margin-left="1.9cm" fo:margin-right="0cm" fo:margin-top="0cm" fo:margin-bottom="0.176cm" loext:contextual-spacing="false" fo:text-indent="0cm" style:auto-text-indent="false" style:snap-to-layout-grid="false">
        <style:tab-stops>
          <style:tab-stop style:position="1.905cm"/>
          <style:tab-stop style:position="15.558cm" style:type="right" style:leader-style="dotted" style:leader-text="."/>
        </style:tab-stops>
      </style:paragraph-properties>
    </style:style>
    <style:style style:name="P26" style:family="paragraph" style:parent-style-name="Standard">
      <style:paragraph-properties fo:margin-left="1.9cm" fo:margin-right="0cm" fo:margin-top="0cm" fo:margin-bottom="0.176cm" loext:contextual-spacing="false" fo:text-indent="0cm" style:auto-text-indent="false" style:snap-to-layout-grid="false">
        <style:tab-stops>
          <style:tab-stop style:position="1.905cm"/>
          <style:tab-stop style:position="15.558cm" style:type="right" style:leader-style="dotted" style:leader-text="."/>
        </style:tab-stops>
      </style:paragraph-properties>
    </style:style>
    <style:style style:name="P27" style:family="paragraph" style:parent-style-name="Standard">
      <style:paragraph-properties fo:margin-left="-0.004cm" fo:margin-right="0cm" fo:text-indent="-0.018cm" style:auto-text-indent="false" style:snap-to-layout-grid="false">
        <style:tab-stops>
          <style:tab-stop style:position="1.27cm"/>
          <style:tab-stop style:position="15.558cm" style:type="right" style:leader-style="dotted" style:leader-text="."/>
        </style:tab-stops>
      </style:paragraph-properties>
    </style:style>
    <style:style style:name="P28" style:family="paragraph" style:parent-style-name="Header">
      <style:paragraph-properties fo:margin-left="0cm" fo:margin-right="0.635cm" fo:text-indent="0.635cm" style:auto-text-indent="false"/>
    </style:style>
    <style:style style:name="P29" style:family="paragraph" style:parent-style-name="Heading_20_1" style:list-style-name="">
      <style:paragraph-properties fo:margin-left="0cm" fo:margin-right="1.591cm" fo:text-align="center" style:justify-single-word="false" fo:text-indent="0cm" style:auto-text-indent="false" style:snap-to-layout-grid="false"/>
    </style:style>
    <style:style style:name="P30" style:family="paragraph" style:parent-style-name="Heading_20_3">
      <style:paragraph-properties fo:margin-left="0.63cm" fo:margin-right="0cm" fo:margin-top="0cm" fo:margin-bottom="0.106cm" loext:contextual-spacing="false" fo:text-indent="0cm" style:auto-text-indent="false"/>
    </style:style>
    <style:style style:name="P31" style:family="paragraph" style:parent-style-name="註解文字">
      <style:paragraph-properties style:snap-to-layout-grid="false">
        <style:tab-stops>
          <style:tab-stop style:position="15.558cm" style:type="right" style:leader-style="dotted" style:leader-text="."/>
        </style:tab-stops>
      </style:paragraph-properties>
    </style:style>
    <style:style style:name="T1" style:family="text">
      <style:text-properties style:font-name="華康中黑體" fo:font-size="22pt" style:font-name-asian="華康中黑體" style:font-size-asian="22pt"/>
    </style:style>
    <style:style style:name="T2" style:family="text">
      <style:text-properties style:font-name="華康中黑體" fo:font-size="16pt" style:font-name-asian="華康中黑體" style:font-size-asian="16pt"/>
    </style:style>
    <style:style style:name="T3" style:family="text">
      <style:text-properties style:font-name-asian="華康中黑體"/>
    </style:style>
    <style:style style:name="T4" style:family="text">
      <style:text-properties fo:font-size="16pt" style:font-name-asian="華康中黑體" style:font-size-asian="16pt"/>
    </style:style>
    <style:style style:name="T5" style:family="text">
      <style:text-properties fo:font-size="16pt" style:font-name-asian="Times New Roman" style:font-size-asian="16pt"/>
    </style:style>
    <style:style style:name="T6" style:family="text">
      <style:text-properties style:font-name="微軟正黑體" fo:font-size="16pt" style:font-name-asian="微軟正黑體" style:font-size-asian="16pt" style:font-name-complex="微軟正黑體"/>
    </style:style>
    <style:style style:name="T7" style:family="text">
      <style:text-properties style:font-name="微軟正黑體" fo:font-size="16pt" style:font-name-asian="微軟正黑體" style:font-size-asian="16pt" style:font-name-complex="微軟正黑體"/>
    </style:style>
    <style:style style:name="T8" style:family="text">
      <style:text-properties fo:letter-spacing="-0.007cm"/>
    </style:style>
    <style:style style:name="T9" style:family="text">
      <style:text-properties fo:letter-spacing="-0.007cm"/>
    </style:style>
    <style:style style:name="T10" style:family="text">
      <style:text-properties style:font-name-asian="Times New Roman"/>
    </style:style>
    <style:style style:name="T11" style:family="text">
      <style:text-properties style:font-name-asian="Times New Roman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style:font-weight-asian="bold"/>
    </style:style>
    <style:style style:name="T14" style:family="text">
      <style:text-properties fo:color="#000000"/>
    </style:style>
    <style:style style:name="T15" style:family="text">
      <style:text-properties fo:color="#000000" fo:font-weight="bold" style:font-weight-asian="bold"/>
    </style:style>
    <style:style style:name="T16" style:family="text">
      <style:text-properties fo:color="#000000"/>
    </style:style>
    <style:style style:name="T17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目錄</text:p>
      <text:h text:style-name="P29" text:outline-level="1">CONTENTS</text:h>
      <text:p text:style-name="P3"><text:span text:style-name="T6">編 製 說 明</text:span><text:tab/> <text:span text:style-name="T3">VI</text:span></text:p>
      <text:p text:style-name="P1">Introductory Notes</text:p>
      <text:p text:style-name="P1"/>
      <text:p text:style-name="P2"><text:span text:style-name="T6">本 年 度 資 料 修 訂 項 目</text:span><text:tab/><text:span text:style-name="T3">VII</text:span></text:p>
      <text:p text:style-name="P31">Data Correction in the 2020 Edition</text:p>
      <text:p text:style-name="P31"/>
      <text:p text:style-name="P3"><text:span text:style-name="T6">10</text:span><text:span text:style-name="T6">9 </text:span><text:span text:style-name="T6">年 能</text:span><text:span text:style-name="T6"> </text:span><text:span text:style-name="T6">源</text:span><text:span text:style-name="T6"> </text:span><text:span text:style-name="T6">供</text:span><text:span text:style-name="T6"> </text:span><text:span text:style-name="T6">需</text:span><text:span text:style-name="T6"> </text:span><text:span text:style-name="T6">概 況</text:span><text:tab/>1</text:p>
      <text:p text:style-name="P31">Energy Supply and Demand Situation of Taiwan in 2020</text:p>
      <text:p text:style-name="P31"/>
      <text:p text:style-name="P3"><text:span text:style-name="T6">能 源 指 標</text:span><text:tab/>8</text:p>
      <text:p text:style-name="P1">Energy Indicators</text:p>
      <text:p text:style-name="P1"/>
      <text:p text:style-name="P3"><text:span text:style-name="T6">統 計 圖</text:span><text:tab/>15</text:p>
      <text:p text:style-name="P5">Statistical Charts</text:p>
      <text:p text:style-name="P5">圖1.<text:tab/>能源供給與消費流程圖（民國109年）<text:tab/>17</text:p>
      <text:p text:style-name="P10">Energy Supply and Consumption Flowchart (2020)</text:p>
      <text:p text:style-name="P19">2.<text:tab/>能源安全度（109年）<text:tab/>18</text:p>
      <text:p text:style-name="P10">Energy Security Indicators (2020)</text:p>
      <text:p text:style-name="P19">3.<text:tab/>國內能源消費與實質國內生產毛額成長率、能源消費彈性值<text:tab/>18</text:p>
      <text:p text:style-name="P10">The Growth Rate of Domestic Energy Consumption and Real GDP、Elasticity of Domestic Energy Consumption </text:p>
      <text:p text:style-name="P19">4.<text:tab/>平均每人實質國內生產毛額與能源消費量<text:tab/>19</text:p>
      <text:p text:style-name="P10">Per Capita Real GDP and Per Capita Energy Consumption</text:p>
      <text:p text:style-name="P19">5.<text:tab/>能源生產力與密集度<text:tab/>19</text:p>
      <text:p text:style-name="P10">Energy Productivity and Energy Intensity</text:p>
      <text:p text:style-name="P19">6.<text:tab/>能源供給與國內能源消費<text:tab/>20</text:p>
      <text:p text:style-name="P10">Energy Supply and Domestic Energy Consumption</text:p>
      <text:p text:style-name="P19">7.<text:tab/>能源供給（按能源別）<text:tab/>20</text:p>
      <text:p text:style-name="P10">Energy Supply（by Energy Form）</text:p>
      <text:p text:style-name="P19">8.<text:tab/>國內能源消費（按部門別）<text:tab/>21</text:p>
      <text:p text:style-name="P10">Domestic Energy Consumption (by Sector)</text:p>
      <text:p text:style-name="P19">9.<text:tab/>電力消費（按部門別）<text:tab/>21</text:p>
      <text:p text:style-name="P10">Electricity Consumption (by Sector)</text:p>
      <text:p text:style-name="P19">10.<text:tab/>發電裝置容量結構(按燃料別)<text:tab/>22</text:p>
      <text:p text:style-name="P10">Structure of Electricity Installed Capacity (by Fuel)</text:p>
      <text:p text:style-name="P19">11.<text:tab/>發電結構(按燃料別)<text:tab/>22</text:p>
      <text:p text:style-name="P10"><text:bookmark-start text:name="_Hlk75357620"/><text:soft-page-break/><text:span text:style-name="T8">Structure of Electricity Generation (b</text:span><text:span text:style-name="T8">y Fuel)</text:span></text:p>
      <text:p text:style-name="P3"><text:bookmark-end text:name="_Hlk75357620"/><text:span text:style-name="T4">統</text:span><text:span text:style-name="T5"> </text:span><text:span text:style-name="T4">計</text:span><text:span text:style-name="T5"> </text:span><text:span text:style-name="T4">表</text:span><text:tab/>23</text:p>
      <text:p text:style-name="P5">Statistical Tables</text:p>
      <text:p text:style-name="P6"><text:span text:style-name="T12">I </text:span><text:span text:style-name="T12"><text:tab/>綜合能源</text:span><text:tab/>23</text:p>
      <text:h text:style-name="Heading_20_3" text:outline-level="3">Comprehensive Energy</text:h>
      <text:p text:style-name="P20">1.<text:tab/>能源供給表<text:tab/>24</text:p>
      <text:p text:style-name="P10">Energy Supply</text:p>
      <text:p text:style-name="P20">2.<text:tab/>能源需要表<text:tab/>28</text:p>
      <text:p text:style-name="P10">Energy Demand</text:p>
      <text:p text:style-name="P20">3.<text:tab/>能源供需平衡表（原始單位）<text:tab/>36</text:p>
      <text:p text:style-name="P10">Energy Balance Sheet (Original Unit)</text:p>
      <text:p text:style-name="P20">4.<text:tab/>能源供需平衡表（油當量單位）<text:tab/>68</text:p>
      <text:p text:style-name="P10">Energy Balance Sheet (Oil Equivalent)</text:p>
      <text:p text:style-name="P20">5.<text:tab/>工業部門能源消費表<text:tab/>100</text:p>
      <text:p text:style-name="P10">Industrial Sector Energy Consumption</text:p>
      <text:p text:style-name="P20">6.<text:tab/>運輸部門能源消費表<text:tab/>132</text:p>
      <text:p text:style-name="P10">Transportation Sector Energy Consumption</text:p>
      <text:p text:style-name="P6"><text:span text:style-name="T12">II<text:tab/>個別能源</text:span><text:tab/>141</text:p>
      <text:h text:style-name="P30" text:outline-level="3">Various Forms of Energy</text:h>
      <text:p text:style-name="P20">1.<text:tab/>煤及煤產品供需平衡表<text:tab/>142</text:p>
      <text:p text:style-name="P10">Coal and Coal Products Balance Sheet</text:p>
      <text:p text:style-name="P20">2.<text:tab/>煙煤－煉焦煤供需平衡表<text:tab/>144</text:p>
      <text:p text:style-name="P10">Bituminous Coal－Coking Coal Balance Sheet</text:p>
      <text:p text:style-name="P20">3.<text:tab/>煙煤－燃料煤供需平衡表……………………………………………………….146</text:p>
      <text:p text:style-name="P10">Bituminous Coal－Steam Coal Balance Sheet</text:p>
      <text:p text:style-name="P20">4.<text:tab/>無煙煤供需平衡表<text:tab/>148</text:p>
      <text:p text:style-name="P10">Anthracite Balance Sheet</text:p>
      <text:p text:style-name="P20">5.<text:tab/>亞煙煤供需平衡表<text:tab/>150</text:p>
      <text:p text:style-name="P10">Sub-Bituminous Coal Balance Sheet</text:p>
      <text:p text:style-name="P20">6.<text:tab/>焦炭供需平衡表<text:tab/>152</text:p>
      <text:p text:style-name="P13">Coke Oven Coke Balance Sheet</text:p>
      <text:p text:style-name="P20">7.<text:tab/>焦爐氣供需平衡表<text:tab/>154</text:p>
      <text:p text:style-name="P13">Coke Oven Gas Balance Sheet</text:p>
      <text:p text:style-name="P21">8.<text:tab/>高爐氣供需平衡表<text:tab/>156</text:p>
      <text:p text:style-name="P13">Blast Furnace Gas Balance Sheet</text:p>
      <text:p text:style-name="P20">9.<text:tab/>轉爐氣供需平衡表<text:tab/>158</text:p>
      <text:p text:style-name="P13">Oxygen Steel Furnace Gas Balance Sheet</text:p>
      <text:p text:style-name="P20">10.<text:tab/>原油供給及煉製平衡表<text:tab/>160</text:p>
      <text:p text:style-name="P13">Crude Oil Supply and Refinery Balance Sheet</text:p>
      <text:p text:style-name="P20">11.<text:tab/>石油產品供需平衡表<text:tab/>162</text:p>
      <text:p text:style-name="P13">Petroleum Products Balance Sheet</text:p>
      <text:p text:style-name="P20">12.<text:tab/>煉油氣供需平衡表<text:tab/>164</text:p>
      <text:p text:style-name="P13">Refinery Gas Balance Sheet</text:p>
      <text:p text:style-name="P20"><text:soft-page-break/>13.<text:tab/>液化石油氣供需平衡表<text:tab/>166</text:p>
      <text:p text:style-name="P13">Liquefied Petroleum Gas Balance Sheet</text:p>
      <text:p text:style-name="P20">14.<text:tab/>車用汽油供需平衡表<text:tab/>168</text:p>
      <text:p text:style-name="P16">Motor Gasoline Balance Sheet</text:p>
      <text:p text:style-name="P20">15.<text:tab/>航空汽油供需平衡表<text:tab/>170</text:p>
      <text:p text:style-name="P16">Aviation Gasoline Balance Sheet</text:p>
      <text:p text:style-name="P20">16.<text:tab/>航空燃油供需平衡表<text:tab/>172</text:p>
      <text:p text:style-name="P16">Jet Fuel Balance Sheet</text:p>
      <text:p text:style-name="P20">17.<text:tab/>煤油供需平衡表<text:tab/>174</text:p>
      <text:p text:style-name="P16">Kerosene Balance Sheet</text:p>
      <text:p text:style-name="P20">18.<text:tab/>柴油供需平衡表<text:tab/>176</text:p>
      <text:p text:style-name="P16">Diesel Oil Balance Sheet</text:p>
      <text:p text:style-name="P20">19.<text:tab/>燃料油供需平衡表<text:tab/>178</text:p>
      <text:p text:style-name="P16">Fuel Oil Balance Sheet</text:p>
      <text:p text:style-name="P20">20.<text:tab/>石油腦供需平衡表<text:tab/>180</text:p>
      <text:p text:style-name="P16">Naphthas Balance Sheet</text:p>
      <text:p text:style-name="P20">21.<text:tab/>潤滑油供需平衡表<text:tab/>180</text:p>
      <text:p text:style-name="P16">Lubricants Balance Sheet</text:p>
      <text:p text:style-name="P20">22.<text:tab/>柏油供需平衡表<text:tab/>182</text:p>
      <text:p text:style-name="P16">Asphalts Balance Sheet</text:p>
      <text:p text:style-name="P20">23.<text:tab/>溶劑油供需平衡表<text:tab/>182</text:p>
      <text:p text:style-name="P16">Solvents Balance Sheet</text:p>
      <text:p text:style-name="P20">24.<text:tab/>石油焦供需平衡表<text:tab/>184</text:p>
      <text:p text:style-name="P16">Petroleum Coke Balance Sheet</text:p>
      <text:p text:style-name="P20">25.<text:tab/>其他石油產品供需平衡表<text:tab/>184</text:p>
      <text:p text:style-name="P16">Others Balance Sheet</text:p>
      <text:p text:style-name="P20">26.<text:tab/>自產天然氣供需平衡表<text:tab/>186</text:p>
      <text:p text:style-name="P16">Indigenous Natural Gas Balance Sheet</text:p>
      <text:p text:style-name="P20">27.<text:tab/>進口液化天然氣供需平衡表<text:tab/>188</text:p>
      <text:p text:style-name="P16">Imported LNG Balance Sheet</text:p>
      <text:p text:style-name="P20">28.<text:tab/>發電裝置容量統計表<text:tab/>190</text:p>
      <text:p text:style-name="P16">Installed Capacity</text:p>
      <text:p text:style-name="P20">29.<text:tab/>發電量統計表<text:tab/>192</text:p>
      <text:p text:style-name="P16">Power Generation</text:p>
      <text:p text:style-name="P16"/>
      <text:p text:style-name="P20">30.<text:tab/>電力消費統計表<text:tab/>194</text:p>
      <text:p text:style-name="P13">Electricity Consumption</text:p>
      <text:p text:style-name="P20">31.<text:tab/>台電供電量、限電量與實際需電量統計表<text:tab/>196</text:p>
      <text:p text:style-name="P16">Taipower Power Generation, Power Curtailment and Actual Demand for Electricity</text:p>
      <text:p text:style-name="P20">32.<text:tab/>台電火力發電廠發電燃料耗用量統計表……………………………………….196</text:p>
      <text:p text:style-name="P13">Fuel Consumption of Taipower Thermal Power Plants</text:p>
      <text:p text:style-name="P20"><text:soft-page-break/>33.<text:tab/>民營電廠發電燃料耗用量統計表<text:tab/>198</text:p>
      <text:p text:style-name="P13">Fuel Consumption of Independent Power Plants</text:p>
      <text:p text:style-name="P20">34.<text:tab/>自用發電設備燃料耗用量統計表<text:tab/>200</text:p>
      <text:p text:style-name="P13">Fuel Consumption of Autoproducer</text:p>
      <text:p text:style-name="P20">35.<text:tab/>自用發電設備發電概況表<text:tab/>202</text:p>
      <text:p text:style-name="P13">Autoproducer Electricity Generated</text:p>
      <text:p text:style-name="P20">36.台電火力發電廠淨熱效率表……………..………………………………………234</text:p>
      <text:p text:style-name="P13"><text:span text:style-name="T14">Net Efficiency of Thermal Power Plants of Taipower </text:span></text:p>
      <text:p text:style-name="P6"><text:span text:style-name="T15">III<text:tab/>能源價格</text:span><text:span text:style-name="T14"><text:tab/>235</text:span></text:p>
      <text:h text:style-name="Heading_20_3" text:outline-level="3"><text:span text:style-name="T14">Energy Prices</text:span></text:h>
      <text:list xml:id="list942497835" text:style-name="WW8Num9">
        <text:list-item>
          <text:p text:style-name="P7">煤炭、原油與液化天然氣進口總值表<text:tab/>237</text:p>
        </text:list-item>
      </text:list>
      <text:p text:style-name="P12">Total Value of Imported Coal, Crude Oil and LNG</text:p>
      <text:list xml:id="list135906018953931" text:continue-numbering="true" text:style-name="WW8Num9">
        <text:list-item>
          <text:p text:style-name="P22">歷年電價一覽表<text:tab/>238</text:p>
        </text:list-item>
      </text:list>
      <text:p text:style-name="P12">Changes in Electricity Prices </text:p>
      <text:list xml:id="list135905995485140" text:continue-numbering="true" text:style-name="WW8Num9">
        <text:list-item>
          <text:p text:style-name="P22">能源相關稅費表<text:tab/>239</text:p>
        </text:list-item>
      </text:list>
      <text:p text:style-name="P12">Energy Tariffs and Taxes</text:p>
      <text:list xml:id="list135905857417414" text:continue-numbering="true" text:style-name="WW8Num9">
        <text:list-item>
          <text:p text:style-name="P22">電價表<text:tab/>240</text:p>
        </text:list-item>
      </text:list>
      <text:p text:style-name="P12">Rate Schedules for Electric Service</text:p>
      <text:p text:style-name="P6"><text:span text:style-name="T12">IV<text:tab/>能源工業生產力概況</text:span><text:tab/>245</text:p>
      <text:h text:style-name="Heading_20_3" text:outline-level="3">Capacity of Energy Industry</text:h>
      <text:list xml:id="list3783675519" text:style-name="WW8Num12">
        <text:list-item>
          <text:p text:style-name="P8">水力及再生能源發電設備表<text:tab/>246</text:p>
        </text:list-item>
      </text:list>
      <text:p text:style-name="P12">Hydro and Renewable Energy Power Plants </text:p>
      <text:list xml:id="list135906002461540" text:continue-numbering="true" text:style-name="WW8Num12">
        <text:list-item>
          <text:p text:style-name="P23">火力及核能發電設備表<text:tab/>251</text:p>
        </text:list-item>
      </text:list>
      <text:p text:style-name="P12">Thermal and Nuclear Power Plants </text:p>
      <text:list xml:id="list135905394681723" text:continue-numbering="true" text:style-name="WW8Num12">
        <text:list-item>
          <text:p text:style-name="P23">石油煉製業主要煉製設備及處理能量表<text:tab/>254</text:p>
        </text:list-item>
      </text:list>
      <text:p text:style-name="P12">Refining Capacity</text:p>
      <text:p text:style-name="P6"><text:span text:style-name="T12">V<text:tab/>附錄</text:span><text:tab/><text:span text:style-name="T14">255</text:span></text:p>
      <text:h text:style-name="Heading_20_3" text:outline-level="3">Annex</text:h>
      <text:list xml:id="list3834678064" text:style-name="WW8Num24">
        <text:list-item>
          <text:p text:style-name="P24">能源相關活動數據<text:tab/>255</text:p>
        </text:list-item>
      </text:list>
      <text:p text:style-name="P14">Activity Data of Energy</text:p>
      <text:p text:style-name="P18">(1) 重要經濟指標表……………………………………..………………….…...257</text:p>
      <text:p text:style-name="P25"><text:span text:style-name="T10"><text:s/></text:span>Economic Indicators</text:p>
      <text:p text:style-name="P18">(2) 運輸部門指標表……………………………………………………………..262</text:p>
      <text:p text:style-name="P25"><text:span text:style-name="T10"><text:s/></text:span>Transportation Indicators</text:p>
      <text:p text:style-name="P18">(3) 住宅部門指標表……………………………………………………………..263</text:p>
      <text:p text:style-name="P25"><text:span text:style-name="T10"><text:s/></text:span>Residential Indicators</text:p>
      <text:p text:style-name="P18">(4) 歷年台電系統發電廠裝置容量表…………………………………………..267</text:p>
      <text:p text:style-name="P25"><text:span text:style-name="T10"><text:s/></text:span>Installed Capacity of Taiwan Power Company Electricity Grid</text:p>
      <text:p text:style-name="P18">(5) 歷年台電系統淨發購電量明細表…………………………………………..269</text:p>
      <text:p text:style-name="P25"><text:span text:style-name="T10"><text:s/></text:span>Net Electricity Produced &amp; Purchased of Taiwan Power Company</text:p>
      <text:list xml:id="list135905093064390" text:continue-numbering="true" text:style-name="WW8Num24">
        <text:list-item>
          <text:p text:style-name="P24">國際資料<text:tab/>271</text:p>
        </text:list-item>
      </text:list>
      <text:p text:style-name="P13">International Data</text:p>
      <text:p text:style-name="P18">(1) 世界各國初級能源消費表<text:span text:style-name="T10"> </text:span>(民國108年)…………………………………..273</text:p>
      <text:p text:style-name="P25"><text:soft-page-break/><text:span text:style-name="T10"><text:s/></text:span>World Primary Energy Consumption (2019)</text:p>
      <text:p text:style-name="P18">(2) 世界各國煤炭蘊藏量與生產量表<text:span text:style-name="T10"> </text:span>(民國108年底)………………………..275</text:p>
      <text:p text:style-name="P25"><text:span text:style-name="T10"><text:s/></text:span>World Coal Reserves and Production (End of 2019)</text:p>
      <text:p text:style-name="P18">(3) 世界各國原油蘊藏量與生產量表<text:span text:style-name="T10"> </text:span>(民國108年底)………………………..276</text:p>
      <text:p text:style-name="P25"><text:span text:style-name="T10"><text:s/></text:span>World Crude Oil Reserves and Production (End of 2019)</text:p>
      <text:p text:style-name="P18">(4) 世界各國天然氣蘊藏量與生產量表<text:span text:style-name="T10"> </text:span>(民國108年底)……………………..277</text:p>
      <text:p text:style-name="P25"><text:span text:style-name="T10"><text:s/></text:span>World Natural Gas Reserves and Production (End of 2019)</text:p>
      <text:p text:style-name="P18">(5) 歷年國際原油價格一覽表…………………………………………….……..278</text:p>
      <text:p text:style-name="P25"><text:span text:style-name="T10"><text:s/></text:span>Changes in Crude Oil Prices</text:p>
      <text:p text:style-name="P18">(6) 亞鄰國家電價表……………………………………………..……….………279</text:p>
      <text:p text:style-name="P25"><text:span text:style-name="T10"><text:s/></text:span>Electricity Prices in Asian Countries</text:p>
      <text:p text:style-name="P18">(7) 亞鄰國家油價表…………………………………………………..….…........280</text:p>
      <text:p text:style-name="P25"><text:span text:style-name="T10"><text:s/></text:span>Prices of Petroleum Products in Asian Countries</text:p>
      <text:p text:style-name="P18">(8) 主要國家能源密集度……………………………………………..…….……281</text:p>
      <text:p text:style-name="P25"><text:span text:style-name="T10"><text:s/></text:span>Energy Intensity in Selected Countries</text:p>
      <text:p text:style-name="P18">(9) 主要國家電力消費占比……………………………………………..….……282</text:p>
      <text:p text:style-name="P25"><text:span text:style-name="T10"><text:s/></text:span>Percentage of Electricity Consumption in Selected Countries</text:p>
      <text:list xml:id="list135904785651240" text:continue-numbering="true" text:style-name="WW8Num24">
        <text:list-item>
          <text:p text:style-name="P24">其他資料<text:tab/>283</text:p>
        </text:list-item>
      </text:list>
      <text:p text:style-name="P13">Other Data</text:p>
      <text:p text:style-name="P18">(1) 能源常用單位換算表…………………………..……………………....……284</text:p>
      <text:p text:style-name="P25"><text:span text:style-name="T10"><text:s/></text:span>Abbreviation &amp; Equivalents of Energy Units</text:p>
      <text:p text:style-name="P18">(2) 能源產品單位熱值表<text:span text:style-name="T10"> </text:span>(僅供能源統計用)<text:tab/>.285</text:p>
      <text:p text:style-name="P25"><text:span text:style-name="T10"><text:s/></text:span>Heat Content of Energy Products (For Statistical Purpose Only)</text:p>
      <text:p text:style-name="P18">(3) 石油產品容積與重量單位換算表………………………..……………..…..286</text:p>
      <text:p text:style-name="P25"><text:span text:style-name="T10"><text:s/></text:span>Petroleum Products Conversion Table</text:p>
      <text:p text:style-name="P18">(4) 單位換算表……………………………..……………………………………287</text:p>
      <text:p text:style-name="P25"><text:span text:style-name="T10"><text:s/></text:span>Units and Conversions</text:p>
      <text:p text:style-name="P18">(5) 重要國際組織會員國<text:span text:style-name="T10"> </text:span>……………………………………………….……...288</text:p>
      <text:p text:style-name="P25"><text:span text:style-name="T10"><text:s/></text:span>Member of Major International Organizations</text:p>
      <text:p text:style-name="P27"><text:span text:style-name="T10"><text:s text:c="6"/></text:span>(6) 國內能源大事紀要……………………………..…………………….……...291</text:p>
      <text:p text:style-name="P25"><text:span text:style-name="T10"><text:s/></text:span>Energy Chronology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, MingLiU" style:font-family-generic="modern"/>
    <style:font-face style:name="華康中黑體" svg:font-family="華康中黑體, 微軟正黑體" style:font-family-generic="moder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Lucida Sans" svg:font-family="'Lucida Sans'" style:font-family-generic="system" style:font-pitch="variable"/>
    <style:font-face style:name="微軟正黑體1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 style:text-autospace="none"/>
      <style:text-properties fo:color="#000000" style:font-name="華康中黑體" fo:font-family="華康中黑體, 微軟正黑體" style:font-family-generic="modern" fo:font-size="22pt" style:font-name-asian="華康中黑體" style:font-family-asian="華康中黑體, 微軟正黑體" style:font-family-generic-asian="modern" style:font-size-asian="22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華康中黑體" fo:font-family="華康中黑體, 微軟正黑體" style:font-family-generic="modern" fo:font-size="16pt" style:font-name-asian="華康中黑體" style:font-family-asian="華康中黑體, 微軟正黑體" style:font-family-generic-asian="modern" style:font-size-asian="16pt"/>
    </style:style>
    <style:style style:name="Heading_20_2" style:display-name="Heading 2" style:family="paragraph" style:parent-style-name="Standard" style:next-style-name="Text_20_body_20_indent" style:default-outline-level="2" style:list-style-name="WW8Num8" style:class="text">
      <style:paragraph-properties fo:keep-with-next="always" style:text-autospace="none">
        <style:tab-stops>
          <style:tab-stop style:position="0.635cm"/>
        </style:tab-stops>
      </style:paragraph-properties>
      <style:text-properties fo:color="#000000" style:font-name="新細明體" fo:font-family="新細明體, PMingLiU" style:font-family-generic="roman" style:font-pitch="variable" fo:font-size="16pt" style:font-size-asian="16pt"/>
    </style:style>
    <style:style style:name="Heading_20_3" style:display-name="Heading 3" style:family="paragraph" style:parent-style-name="Standard" style:next-style-name="Text_20_body_20_indent" style:default-outline-level="3" style:list-style-name="" style:class="text">
      <style:paragraph-properties fo:margin-left="0.635cm" fo:margin-right="0cm" fo:margin-top="0cm" fo:margin-bottom="0.212cm" loext:contextual-spacing="false" fo:text-indent="0cm" style:auto-text-indent="false" fo:keep-with-next="always" style:snap-to-layout-grid="false">
        <style:tab-stops>
          <style:tab-stop style:position="0.635cm"/>
          <style:tab-stop style:position="14.288cm" style:type="right" style:leader-style="dotted" style:leader-text="."/>
        </style:tab-stops>
      </style:paragraph-properties>
      <style:text-properties fo:font-weight="bold" style:font-weight-asian="bold"/>
    </style:style>
    <style:style style:name="註解文字" style:family="paragraph" style:parent-style-name="Standard"/>
    <style:style style:name="Text_20_body_20_indent" style:display-name="Text body indent" style:family="paragraph" style:parent-style-name="Standard" style:class="text">
      <style:paragraph-properties fo:margin-left="0.847cm" fo:margin-right="0cm" fo:text-indent="0cm" style:auto-text-indent="false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區塊文字" style:family="paragraph" style:parent-style-name="Standard">
      <style:paragraph-properties fo:margin-left="0.318cm" fo:margin-right="-0.319cm" fo:margin-top="0cm" fo:margin-bottom="0.212cm" loext:contextual-spacing="false" style:line-height-at-least="0.635cm" fo:text-align="justify" style:justify-single-word="false" fo:text-indent="0cm" style:auto-text-indent="false" style:snap-to-layout-grid="false">
        <style:tab-stops>
          <style:tab-stop style:position="0.318cm"/>
          <style:tab-stop style:position="1.27cm"/>
        </style:tab-stops>
      </style:paragraph-properties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2z0" style:family="text"/>
    <style:style style:name="WW8Num3z0" style:family="text"/>
    <style:style style:name="WW8Num4z0" style:family="text">
      <style:text-properties fo:color="#000000" style:font-name="新細明體" fo:font-family="新細明體, PMingLiU" style:font-family-generic="roman" style:font-pitch="variable"/>
    </style:style>
    <style:style style:name="WW8Num5z0" style:family="text">
      <style:text-properties fo:color="#000000" style:font-name="新細明體" fo:font-family="新細明體, PMingLiU" style:font-family-generic="roman" style:font-pitch="variable"/>
    </style:style>
    <style:style style:name="WW8Num6z0" style:family="text">
      <style:text-properties fo:color="#000000" style:font-name="新細明體" fo:font-family="新細明體, PMingLiU" style:font-family-generic="roman" style:font-pitch="variable"/>
    </style:style>
    <style:style style:name="WW8Num7z0" style:family="text"/>
    <style:style style:name="WW8Num8z0" style:family="text"/>
    <style:style style:name="WW8Num9z0" style:family="text"/>
    <style:style style:name="WW8Num10z0" style:family="text">
      <style:text-properties fo:color="#000000" style:font-name-asian="細明體" style:font-family-asian="細明體, MingLiU" style:font-family-generic-asian="modern"/>
    </style:style>
    <style:style style:name="WW8Num11z0" style:family="text"/>
    <style:style style:name="WW8Num12z0" style:family="text"/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7z0" style:family="text">
      <style:text-properties fo:color="#000000" style:font-name-asian="細明體" style:font-family-asian="細明體, MingLiU" style:font-family-generic-asian="modern"/>
    </style:style>
    <style:style style:name="WW8Num18z0" style:family="text"/>
    <style:style style:name="WW8Num19z0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4z0" style:family="text"/>
    <style:style style:name="WW8Num25z0" style:family="text">
      <style:text-properties fo:color="#000000" style:font-name="新細明體" fo:font-family="新細明體, PMingLiU" style:font-family-generic="roman" style:font-pitch="variable"/>
    </style:style>
    <style:style style:name="WW8Num26z0" style:family="text">
      <style:text-properties style:font-name="細明體" fo:font-family="細明體, MingLiU" style:font-family-generic="modern" style:font-name-asian="細明體" style:font-family-asian="細明體, MingLiU" style:font-family-generic-asian="modern"/>
    </style:style>
    <style:style style:name="WW8Num27z0" style:family="text"/>
    <style:style style:name="WW8Num28z0" style:family="text">
      <style:text-properties fo:color="#000000" style:font-name="新細明體" fo:font-family="新細明體, PMingLiU" style:font-family-generic="roman" style:font-pitch="variable"/>
    </style:style>
    <style:style style:name="預設段落字型" style:family="text"/>
    <style:style style:name="註解參照" style:family="text">
      <style:text-properties fo:font-size="9pt" style:font-size-asian="9pt"/>
    </style:style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5z0" style:num-suffix="." style:num-format="I">
        <style:list-level-properties text:list-level-position-and-space-mode="label-alignment">
          <style:list-level-label-alignment text:label-followed-by="listtab" text:list-tab-stop-position="0.45cm" fo:text-indent="-0.45cm" fo:margin-left="0.4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318cm" fo:text-indent="-0.318cm" fo:margin-left="0.31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prefix="(" style:num-suffix=")" style:num-format="1">
        <style:list-level-properties text:list-level-position-and-space-mode="label-alignment">
          <style:list-level-label-alignment text:label-followed-by="listtab" text:list-tab-stop-position="0.794cm" fo:text-indent="-0.476cm" fo:margin-left="0.79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prefix="(" style:num-suffix=")" style:num-format="1">
        <style:list-level-properties text:list-level-position-and-space-mode="label-alignment">
          <style:list-level-label-alignment text:label-followed-by="listtab" text:list-tab-stop-position="0.877cm" fo:text-indent="-0.476cm" fo:margin-left="0.87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prefix="(" style:num-suffix=")" style:num-format="1">
        <style:list-level-properties text:list-level-position-and-space-mode="label-alignment">
          <style:list-level-label-alignment text:label-followed-by="listtab" text:list-tab-stop-position="0.877cm" fo:text-indent="-0.476cm" fo:margin-left="0.87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prefix="(" style:num-suffix=")" style:num-format="1">
        <style:list-level-properties text:list-level-position-and-space-mode="label-alignment">
          <style:list-level-label-alignment text:label-followed-by="listtab" text:list-tab-stop-position="0.877cm" fo:text-indent="-0.476cm" fo:margin-left="0.87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953cm" fo:text-indent="-0.318cm" fo:margin-left="0.95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I">
        <style:list-level-properties text:list-level-position-and-space-mode="label-alignment">
          <style:list-level-label-alignment text:label-followed-by="listtab" text:list-tab-stop-position="0.344cm" fo:text-indent="-0.344cm" fo:margin-left="0.34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318cm" fo:text-indent="-0.318cm" fo:margin-left="0.31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(" style:num-suffix=")" style:num-format="1">
        <style:list-level-properties text:list-level-position-and-space-mode="label-alignment">
          <style:list-level-label-alignment text:label-followed-by="listtab" text:list-tab-stop-position="0.877cm" fo:text-indent="-0.476cm" fo:margin-left="0.87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prefix="(" style:num-suffix=")" style:num-format="1">
        <style:list-level-properties text:list-level-position-and-space-mode="label-alignment">
          <style:list-level-label-alignment text:label-followed-by="listtab" text:list-tab-stop-position="0.877cm" fo:text-indent="-0.476cm" fo:margin-left="0.87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318cm" fo:text-indent="-0.318cm" fo:margin-left="0.31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I">
        <style:list-level-properties text:list-level-position-and-space-mode="label-alignment">
          <style:list-level-label-alignment text:label-followed-by="listtab" text:list-tab-stop-position="0.45cm" fo:text-indent="-0.45cm" fo:margin-left="0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prefix="(" style:num-suffix=")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prefix="(" style:num-suffix=")" style:num-format="1">
        <style:list-level-properties text:list-level-position-and-space-mode="label-alignment">
          <style:list-level-label-alignment text:label-followed-by="listtab" text:list-tab-stop-position="0.877cm" fo:text-indent="-0.476cm" fo:margin-left="0.87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prefix="(" style:num-suffix=")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prefix="(" style:num-suffix=")" style:num-format="1">
        <style:list-level-properties text:list-level-position-and-space-mode="label-alignment">
          <style:list-level-label-alignment text:label-followed-by="listtab" text:list-tab-stop-position="0.877cm" fo:text-indent="-0.476cm" fo:margin-left="0.87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prefix="(" style:num-suffix=")" style:num-format="1">
        <style:list-level-properties text:list-level-position-and-space-mode="label-alignment">
          <style:list-level-label-alignment text:label-followed-by="listtab" text:list-tab-stop-position="0.877cm" fo:text-indent="-0.476cm" fo:margin-left="0.87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prefix="(" style:num-suffix=")" style:num-format="1">
        <style:list-level-properties text:list-level-position-and-space-mode="label-alignment">
          <style:list-level-label-alignment text:label-followed-by="listtab" text:list-tab-stop-position="0.794cm" fo:text-indent="-0.476cm" fo:margin-left="0.79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318cm" fo:text-indent="-0.318cm" fo:margin-left="0.31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318cm" fo:text-indent="-0.318cm" fo:margin-left="0.31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prefix="(" style:num-suffix=")" style:num-format="1">
        <style:list-level-properties text:list-level-position-and-space-mode="label-alignment">
          <style:list-level-label-alignment text:label-followed-by="listtab" text:list-tab-stop-position="0.877cm" fo:text-indent="-0.476cm" fo:margin-left="0.87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prefix="(" style:num-suffix=")" style:num-format="1">
        <style:list-level-properties text:list-level-position-and-space-mode="label-alignment">
          <style:list-level-label-alignment text:label-followed-by="listtab" text:list-tab-stop-position="1.035cm" fo:text-indent="-0.635cm" fo:margin-left="1.0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0.318cm" fo:text-indent="-0.318cm" fo:margin-left="0.31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(" style:num-suffix=")" style:num-format="1">
        <style:list-level-properties text:list-level-position-and-space-mode="label-alignment">
          <style:list-level-label-alignment text:label-followed-by="listtab" text:list-tab-stop-position="0.877cm" fo:text-indent="-0.476cm" fo:margin-left="0.87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indent="0.635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001cm" fo:page-height="29.7cm" style:num-format="I" style:print-orientation="portrait" fo:margin-top="1.501cm" fo:margin-bottom="1.75cm" fo:margin-left="2.54cm" fo:margin-right="2.268cm" style:writing-mode="lr-tb" style:layout-grid-color="#c0c0c0" style:layout-grid-lines="41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35cm" fo:margin-bottom="0.937cm" style:dynamic-spacing="true"/>
      </style:header-style>
      <style:footer-style>
        <style:header-footer-properties fo:min-height="0.469cm" fo:margin-top="0.37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draw:frame draw:style-name="Mfr1" draw:name="訊框1" text:anchor-type="paragraph" svg:y="0.002cm" draw:z-index="4"><draw:text-box fo:min-height="0.058cm" fo:min-width="0cm"><text:p text:style-name="Footer"><text:span text:style-name="Page_20_Number"><text:page-number text:select-page="current">V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八十九年臺灣能源供需概況</dc:title>
    <meta:initial-creator>能源會</meta:initial-creator>
    <meta:creation-date>2021-06-23T17:19:00</meta:creation-date>
    <dc:creator>張睿閎</dc:creator>
    <dc:date>2021-06-25T15:03:00</dc:date>
    <meta:print-date>2021-06-24T13:47:00</meta:print-date>
    <meta:editing-cycles>11</meta:editing-cycles>
    <meta:editing-duration>PT1H8M</meta:editing-duration>
    <meta:document-statistic meta:table-count="0" meta:image-count="0" meta:object-count="0" meta:page-count="5" meta:paragraph-count="191" meta:word-count="1576" meta:character-count="5271" meta:non-whitespace-character-count="4710"/>
    <meta:generator>LibreOffice/5.4.1.2$Windows_x86 LibreOffice_project/ea7cb86e6eeb2bf3a5af73a8f7777ac570321527</meta:generator>
  </office:meta>
</office:document-meta>
</file>